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4.066cm" svg:height="3.099cm" svg:x="1.5cm" svg:y="3.4cm">
          <draw:text-box>
            <text:p>совместные<text:line-break/>буферы в<text:line-break/>тестовой<text:line-break/>ситуации</text:p>
          </draw:text-box>
        </draw:frame>
        <draw:frame draw:style-name="gr1" draw:layer="layout" svg:width="4.342cm" svg:height="3.099cm" svg:x="1.5cm" svg:y="8.201cm">
          <draw:text-box>
            <text:p>кэширующий<text:line-break/>буфер</text:p>
            <text:p>небольшого</text:p>
            <text:p>размера</text:p>
          </draw:text-box>
        </draw:frame>
        <draw:frame draw:style-name="gr1" draw:layer="layout" svg:width="4.676cm" svg:height="2.387cm" svg:x="1.5cm" svg:y="12.502cm">
          <draw:text-box>
            <text:p>известны</text:p>
            <text:p>(выбраны)</text:p>
            <text:p>регионы тегов</text:p>
          </draw:text-box>
        </draw:frame>
        <draw:frame draw:style-name="gr1" draw:layer="layout" svg:width="4.342cm" svg:height="5.947cm" svg:x="1.5cm" svg:y="16.803cm">
          <draw:text-box>
            <text:p>кэширующий</text:p>
            <text:p>буфер</text:p>
            <text:p>большого<text:line-break/>размера,</text:p>
            <text:p>регионы<text:line-break/>неизвестны,<text:line-break/>совместных</text:p>
            <text:p>буферов нет</text:p>
          </draw:text-box>
        </draw:frame>
        <draw:frame draw:style-name="gr1" draw:layer="layout" svg:width="3.88cm" svg:height="2.387cm" svg:x="8.4cm" svg:y="3.001cm">
          <draw:text-box>
            <text:p>совместно-</text:p>
            <text:p>зеркальная</text:p>
            <text:p>генерация</text:p>
          </draw:text-box>
        </draw:frame>
        <draw:frame draw:style-name="gr1" draw:layer="layout" svg:width="3.952cm" svg:height="1.675cm" svg:x="8.4cm" svg:y="6.502cm">
          <draw:text-box>
            <text:p>совместная</text:p>
            <text:p>генерация</text:p>
          </draw:text-box>
        </draw:frame>
        <draw:frame draw:style-name="gr1" draw:layer="layout" svg:width="4.037cm" svg:height="0.963cm" svg:x="8.4cm" svg:y="11.303cm">
          <draw:text-box>
            <text:p>теорема 1/2</text:p>
          </draw:text-box>
        </draw:frame>
        <draw:frame draw:style-name="gr1" draw:layer="layout" svg:width="3.88cm" svg:height="1.675cm" svg:x="8.401cm" svg:y="18.504cm">
          <draw:text-box>
            <text:p>зеркальная</text:p>
            <text:p>генерация</text:p>
          </draw:text-box>
        </draw:frame>
        <draw:frame draw:style-name="gr1" draw:layer="layout" svg:width="3.855cm" svg:height="1.675cm" svg:x="15.2cm" svg:y="5.802cm">
          <draw:text-box>
            <text:p>функции</text:p>
            <text:p>полезности</text:p>
          </draw:text-box>
        </draw:frame>
        <draw:frame draw:style-name="gr1" draw:layer="layout" svg:width="4.003cm" svg:height="1.675cm" svg:x="15.201cm" svg:y="12.603cm">
          <draw:text-box>
            <text:p>диапазоны</text:p>
            <text:p>вытеснения</text:p>
          </draw:text-box>
        </draw:frame>
        <draw:line draw:style-name="gr2" draw:text-style-name="P1" draw:layer="layout" svg:x1="5.5cm" svg:y1="19.5cm" svg:x2="8.5cm" svg:y2="19.5cm">
          <text:p/>
        </draw:line>
        <draw:line draw:style-name="gr2" draw:text-style-name="P1" draw:layer="layout" svg:x1="5.5cm" svg:y1="4.5cm" svg:x2="8cm" svg:y2="4cm">
          <text:p/>
        </draw:line>
        <draw:line draw:style-name="gr2" draw:text-style-name="P1" draw:layer="layout" svg:x1="5.5cm" svg:y1="6cm" svg:x2="8cm" svg:y2="7cm">
          <text:p/>
        </draw:line>
        <draw:line draw:style-name="gr2" draw:text-style-name="P1" draw:layer="layout" svg:x1="6cm" svg:y1="10cm" svg:x2="8cm" svg:y2="11.5cm">
          <text:p/>
        </draw:line>
        <draw:line draw:style-name="gr2" draw:text-style-name="P1" draw:layer="layout" svg:x1="5.5cm" svg:y1="13.5cm" svg:x2="8cm" svg:y2="12cm">
          <text:p/>
        </draw:line>
        <draw:line draw:style-name="gr2" draw:text-style-name="P1" draw:layer="layout" svg:x1="13cm" svg:y1="4cm" svg:x2="15cm" svg:y2="5.5cm">
          <text:p/>
        </draw:line>
        <draw:line draw:style-name="gr2" draw:text-style-name="P1" draw:layer="layout" svg:x1="12.5cm" svg:y1="7.6cm" svg:x2="15cm" svg:y2="6.6cm">
          <text:p/>
        </draw:line>
        <draw:line draw:style-name="gr2" draw:text-style-name="P1" draw:layer="layout" svg:x1="12cm" svg:y1="8cm" svg:x2="15.5cm" svg:y2="12cm">
          <text:p/>
        </draw:line>
        <draw:line draw:style-name="gr2" draw:text-style-name="P1" draw:layer="layout" svg:x1="13cm" svg:y1="12cm" svg:x2="15cm" svg:y2="13.5cm">
          <text:p/>
        </draw:line>
        <draw:line draw:style-name="gr2" draw:text-style-name="P1" draw:layer="layout" svg:x1="12.5cm" svg:y1="11cm" svg:x2="15.5cm" svg:y2="7.5cm">
          <text:p/>
        </draw:line>
        <draw:line draw:style-name="gr2" draw:text-style-name="P1" draw:layer="layout" svg:x1="10.5cm" svg:y1="18cm" svg:x2="16cm" svg:y2="8cm">
          <text:p/>
        </draw:line>
        <draw:line draw:style-name="gr3" draw:text-style-name="P1" draw:layer="layout" svg:x1="6.5cm" svg:y1="2cm" svg:x2="6.5cm" svg:y2="27cm">
          <text:p/>
        </draw:line>
        <draw:line draw:style-name="gr3" draw:text-style-name="P1" draw:layer="layout" svg:x1="14.1cm" svg:y1="2cm" svg:x2="14.1cm" svg:y2="27cm">
          <text:p/>
        </draw:line>
        <draw:line draw:style-name="gr4" draw:text-style-name="P1" draw:layer="layout" svg:x1="1.5cm" svg:y1="24cm" svg:x2="19cm" svg:y2="24cm">
          <text:p/>
        </draw:line>
        <draw:frame draw:style-name="gr1" draw:text-style-name="P2" draw:layer="layout" svg:width="2.881cm" svg:height="0.958cm" svg:x="2.3cm" svg:y="25.2cm">
          <draw:text-box>
            <text:p text:style-name="P2">условие</text:p>
          </draw:text-box>
        </draw:frame>
        <draw:frame draw:style-name="gr1" draw:text-style-name="P3" draw:layer="layout" svg:width="6.674cm" svg:height="1.665cm" svg:x="7.001cm" svg:y="24.8cm">
          <draw:text-box>
            <text:p text:style-name="P3">запись тестовых</text:p>
            <text:p text:style-name="P3">ситуаций в буферах</text:p>
          </draw:text-box>
        </draw:frame>
        <draw:frame draw:style-name="gr1" draw:text-style-name="P3" draw:layer="layout" svg:width="4.227cm" svg:height="2.372cm" svg:x="14.601cm" svg:y="24.801cm">
          <draw:text-box>
            <text:p text:style-name="P3">запись<text:line-break/>стратегий<text:line-break/>вытеснен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6T13:02:15.18</meta:creation-date>
    <dc:date>2009-08-26T13:15:14.60</dc:date>
    <dc:creator>Евгений Корныхин</dc:creator>
    <meta:editing-duration>PT00H13M09S</meta:editing-duration>
    <meta:editing-cycles>1</meta:editing-cycles>
    <meta:document-statistic meta:object-count="27"/>
    <meta:generator>OpenOffice.org/3.1$Win32 OpenOffice.org_project/310m11$Build-9399</meta:generator>
  </office:meta>
</office:document-meta>
</file>